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40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402fd0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40e21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42968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officeooo:rsid="003e6431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fo:font-size="16pt" fo:font-weight="bold" officeooo:rsid="003e6431" style:font-size-asian="14pt" style:font-weight-asian="bold" style:font-size-complex="16pt" style:font-weight-complex="bold"/>
    </style:style>
    <style:style style:name="T12" style:family="text">
      <style:text-properties style:font-name="Calibri Light" officeooo:rsid="003e6431"/>
    </style:style>
    <style:style style:name="T13" style:family="text">
      <style:text-properties style:font-name="Calibri Light" officeooo:rsid="004233ef"/>
    </style:style>
    <style:style style:name="T14" style:family="text">
      <style:text-properties style:font-name="Calibri Light" officeooo:rsid="0042b38c"/>
    </style:style>
    <style:style style:name="T15" style:family="text">
      <style:text-properties style:font-name="Calibri Light" officeooo:rsid="0042b4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0"/>
      <text:p text:style-name="P20"/>
      <text:p text:style-name="P20"/>
      <text:p text:style-name="P20">Relazione progetto Basi di Dati</text:p>
      <text:p text:style-name="P20">2016/2017</text:p>
      <text:p text:style-name="P20"/>
      <text:p text:style-name="P20"/>
      <text:p text:style-name="P20"/>
      <text:p text:style-name="P20"/>
      <text:p text:style-name="P20"/>
      <text:p text:style-name="P20">Davide Cortellucci</text:p>
      <text:p text:style-name="P20">MAT: 260321</text:p>
      <text:p text:style-name="P31">ANALISI DEI REQUISITI</text:p>
      <text:p text:style-name="P6"/>
      <text:p text:style-name="P6"/>
      <text:p text:style-name="P3">Requisiti espressi in linguaggio naturale</text:p>
      <text:p text:style-name="P3"/>
      <text:p text:style-name="P8">Si vuole implementare una piattaforma on-line per lo sviluppo di contatti professionali.</text:p>
      <text:p text:style-name="P8"/>
      <text:p text:style-name="P9">Lo scopo di tale piattaforma è di <text:span text:style-name="T1">consentire agli utenti registrati di mantenere una lista di persone conosciute e ritenute affidabili in ambito lavorativo.</text:span></text:p>
      <text:p text:style-name="P9"/>
      <text:p text:style-name="P10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0"/>
      <text:p text:style-name="P11">Gli account utente possono essere di due tipi:</text:p>
      <text:list xml:id="list1473145439567576851" text:style-name="L1">
        <text:list-item>
          <text:p text:style-name="P32">account gratuito (utente cercatore di lavoro);</text:p>
        </text:list-item>
        <text:list-item>
          <text:p text:style-name="P32">account <text:span text:style-name="T2">a pagamento</text:span> (utente datore di lavoro).</text:p>
        </text:list-item>
      </text:list>
      <text:p text:style-name="P11"/>
      <text:p text:style-name="P13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3"/>
      <text:p text:style-name="P15">Gli utenti hanno accesso ad una sezione “Offerte di lavoro”, che contiene le diverse richieste professionali.</text:p>
      <text:p text:style-name="P13"/>
      <text:p text:style-name="P14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1"/>
      <text:p text:style-name="P12">Attraverso la piattaforma è possibile:</text:p>
      <text:p text:style-name="P7"/>
      <text:list xml:id="list322333076828300539" text:style-name="L2">
        <text:list-item>
          <text:p text:style-name="P33">essere presentati a qualcuno che si desidera conoscere attraverso un contatto mutuo e affidabile;</text:p>
        </text:list-item>
        <text:list-item>
          <text:p text:style-name="P33">trovare offerte di lavoro, persone, opportunità di business con il supporto di qualcuno</text:p>
          <text:p text:style-name="P33">presente all’interno della propria lista di contatti o del proprio network;</text:p>
        </text:list-item>
        <text:list-item>
          <text:p text:style-name="P33">pubblicare offerte e ricercare potenziali candidati <text:span text:style-name="T4">(solo per i possessori di un account a pagamento);</text:span></text:p>
        </text:list-item>
        <text:list-item>
          <text:p text:style-name="P33"><text:span text:style-name="T4">consultare </text:span>tali offerte nella sezione Offerte di lavoro <text:span text:style-name="T4">(possessori di un account gratuito);</text:span></text:p>
        </text:list-item>
        <text:list-item>
          <text:p text:style-name="P33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33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21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0">Termine</text:p>
          </table:table-cell>
          <table:table-cell table:style-name="Tabella1.A1" office:value-type="string">
            <text:p text:style-name="P30">Descrizione</text:p>
          </table:table-cell>
          <table:table-cell table:style-name="Tabella1.C1" office:value-type="string">
            <text:p text:style-name="P30">Collegamenti</text:p>
          </table:table-cell>
        </table:table-row>
        <table:table-row>
          <table:table-cell table:style-name="Tabella1.A2" office:value-type="string">
            <text:p text:style-name="P23">Utente</text:p>
          </table:table-cell>
          <table:table-cell table:style-name="Tabella1.A2" office:value-type="string">
            <text:p text:style-name="P23">Persona che costituisce il database e vi interagisce. Può essere un datore di lavoro o un lavoratore semplice.</text:p>
          </table:table-cell>
          <table:table-cell table:style-name="Tabella1.C2" office:value-type="string">
            <text:p text:style-name="P28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7">Account</text:p>
          </table:table-cell>
          <table:table-cell table:style-name="Tabella1.A2" office:value-type="string">
            <text:p text:style-name="P27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7">Utente, Offerte</text:p>
          </table:table-cell>
        </table:table-row>
        <table:table-row>
          <table:table-cell table:style-name="Tabella1.A2" office:value-type="string">
            <text:p text:style-name="P24">Contatti</text:p>
          </table:table-cell>
          <table:table-cell table:style-name="Tabella1.A2" office:value-type="string">
            <text:p text:style-name="P24">Lista di contatti conosciuti e ritenuti affidabili dall’utente.</text:p>
          </table:table-cell>
          <table:table-cell table:style-name="Tabella1.C2" office:value-type="string">
            <text:p text:style-name="P28">Utente, Connessioni</text:p>
          </table:table-cell>
        </table:table-row>
        <table:table-row>
          <table:table-cell table:style-name="Tabella1.A2" office:value-type="string">
            <text:p text:style-name="P24">Connessioni</text:p>
          </table:table-cell>
          <table:table-cell table:style-name="Tabella1.A2" office:value-type="string">
            <text:p text:style-name="P25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5">Utente, Contatti</text:p>
          </table:table-cell>
        </table:table-row>
        <table:table-row>
          <table:table-cell table:style-name="Tabella1.A2" office:value-type="string">
            <text:p text:style-name="P26">Curriculum</text:p>
          </table:table-cell>
          <table:table-cell table:style-name="Tabella1.A2" office:value-type="string">
            <text:p text:style-name="P26">Profilo dell’utente. Questi può modificarlo inserendo i propri dati ed esperienze/competenze lavorative.</text:p>
          </table:table-cell>
          <table:table-cell table:style-name="Tabella1.C2" office:value-type="string">
            <text:p text:style-name="P28">Utente, Gruppi</text:p>
          </table:table-cell>
        </table:table-row>
        <table:table-row>
          <table:table-cell table:style-name="Tabella1.A2" office:value-type="string">
            <text:p text:style-name="P26">Offerte</text:p>
          </table:table-cell>
          <table:table-cell table:style-name="Tabella1.A2" office:value-type="string">
            <text:p text:style-name="P26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7">Utente, Account</text:p>
          </table:table-cell>
        </table:table-row>
        <table:table-row>
          <table:table-cell table:style-name="Tabella1.A2" office:value-type="string">
            <text:p text:style-name="P27">Gruppi</text:p>
          </table:table-cell>
          <table:table-cell table:style-name="Tabella1.A2" office:value-type="string">
            <text:p text:style-name="P27">Insieme di utenti con situazioni in comune.</text:p>
          </table:table-cell>
          <table:table-cell table:style-name="Tabella1.C2" office:value-type="string">
            <text:p text:style-name="P29">Utente, Curriculum</text:p>
          </table:table-cell>
        </table:table-row>
      </table:table>
      <text:p text:style-name="P17"/>
      <text:p text:style-name="P22">Lista delle operazioni</text:p>
      <text:p text:style-name="P5"/>
      <text:list xml:id="list6445066630553729620" text:style-name="L3">
        <text:list-item>
          <text:p text:style-name="P38">Aggiornamenti del database</text:p>
        </text:list-item>
      </text:list>
      <text:p text:style-name="P18"/>
      <text:list xml:id="list5067521168974199529" text:style-name="L4">
        <text:list-item>
          <text:p text:style-name="P34">Inserimento nuovo utente</text:p>
        </text:list-item>
        <text:list-item>
          <text:p text:style-name="P34">Eliminazione utente</text:p>
        </text:list-item>
        <text:list-item>
          <text:p text:style-name="P34">Modifica curriculum</text:p>
        </text:list-item>
        <text:list-item>
          <text:p text:style-name="P34">Segnalare collaborazione con utente, aggiungendolo così alla lista contatti</text:p>
        </text:list-item>
        <text:list-item>
          <text:p text:style-name="P34">Pubblicare offerte di lavoro (solo account a pagamento)</text:p>
        </text:list-item>
        <text:list-item>
          <text:p text:style-name="P34">Rimuovere offerte di lavoro (solo account a pagamento)</text:p>
        </text:list-item>
      </text:list>
      <text:p text:style-name="P16"/>
      <text:p text:style-name="P16"/>
      <text:list xml:id="list9140977628293203683" text:style-name="L5">
        <text:list-item>
          <text:p text:style-name="P40">Interrogazioni al database</text:p>
        </text:list-item>
      </text:list>
      <text:p text:style-name="P19"/>
      <text:list xml:id="list3354731593743789667" text:style-name="L6">
        <text:list-item>
          <text:p text:style-name="P35">Consultare tutti gli utenti</text:p>
        </text:list-item>
        <text:list-item>
          <text:p text:style-name="P35">Consultare dettagliatamente un utente</text:p>
        </text:list-item>
        <text:list-item>
          <text:p text:style-name="P35">Autenticazione utente (?)</text:p>
        </text:list-item>
        <text:list-item>
          <text:p text:style-name="P35">Consultare lista contatti</text:p>
        </text:list-item>
        <text:list-item>
          <text:p text:style-name="P35">Consultare gruppi</text:p>
        </text:list-item>
        <text:list-item>
          <text:p text:style-name="P36">Ricercare offerte di lavoro</text:p>
        </text:list-item>
        <text:list-item>
          <text:p text:style-name="P36">Ricercare utenti lavoratori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>PROGETTAZIONE CONCETTUALE</text:p>
      <text:p text:style-name="P41"/>
      <text:p text:style-name="P41"/>
      <text:p text:style-name="P42">Rappresentazione concettuale dei dati</text:p>
      <text:p text:style-name="P42"/>
      <text:p text:style-name="P37">Ora è il momento di rappresentare i concetti a disposizione secondo le regole del modello E-R (Entity-Relationship), che è il modello concettuale scelto in questo caso.</text:p>
      <text:p text:style-name="P43"><text:span text:style-name="T9">In particolare si farà distinzione tra Entità ed Associazioni, </text:span><text:span text:style-name="T10">più i relativi attributi.</text:span></text:p>
      <text:p text:style-name="P43"><text:span text:style-name="T10"/></text:p>
      <text:p text:style-name="P43"><text:span text:style-name="T11">Entità</text:span></text:p>
      <text:p text:style-name="P43"><text:span text:style-name="T11"/></text:p>
      <text:p text:style-name="P44"><text:span text:style-name="T12">P</text:span><text:span text:style-name="T8">er definizione, un’entità è un </text:span><text:span text:style-name="T13">costrutto</text:span><text:span text:style-name="T8"> che </text:span><text:span text:style-name="T13">rappresenta una classe di oggetti che hanno proprietà comuni ed esistenza autonoma all’interno dell’applicazione.</text:span></text:p>
      <text:p text:style-name="P46"><text:span text:style-name="T13">D</text:span><text:span text:style-name="T8">i seguito l’elenco delle entità presenti nel database in questione.</text:span></text:p>
      <text:p text:style-name="P46"><text:span text:style-name="T8"/></text:p>
      <text:p text:style-name="P46"><text:span text:style-name="T8"/></text:p>
      <text:p text:style-name="P43"><text:span text:style-name="T11"/></text:p>
      <text:p text:style-name="P43"><text:span text:style-name="T11">Associazioni</text:span></text:p>
      <text:p text:style-name="P43"><text:span text:style-name="T11"/></text:p>
      <text:p text:style-name="P45"><text:span text:style-name="T12">U</text:span><text:span text:style-name="T8">n’associazione (o Relazione, dall’inglese “relationship”) rappresenta un legame logico, </text:span><text:span text:style-name="T14">significativo per l’applicazione d’interesse,</text:span><text:span text:style-name="T8"> tra due o più entità. </text:span><text:span text:style-name="T15">E’ possibile avere associazioni ricorsive, cioè tra un’entità e se stessa, o stabilire i ruoli delle entità coinvolte nell’associazione stessa, avendo così una associazione asimmetrica.</text:span></text:p>
      <text:p text:style-name="P4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09T17:52:30.316000000</dc:date>
    <meta:editing-duration>PT2H14M4S</meta:editing-duration>
    <meta:editing-cycles>44</meta:editing-cycles>
    <meta:generator>LibreOffice/5.2.2.2$Windows_x86 LibreOffice_project/8f96e87c890bf8fa77463cd4b640a2312823f3ad</meta:generator>
    <meta:document-statistic meta:table-count="1" meta:image-count="0" meta:object-count="0" meta:page-count="5" meta:paragraph-count="73" meta:word-count="674" meta:character-count="4745" meta:non-whitespace-character-count="4165"/>
  </office:meta>
</office:document-meta>
</file>